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30000015D47A43C0D0313C694.png" manifest:media-type="image/png"/>
  <manifest:file-entry manifest:full-path="Pictures/10000000000003BE000001A8E929AAB750C7C6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0646in" draw:z-index="0"><draw:image xlink:href="Pictures/10000000000003BE000001A8E929AAB750C7C6DB.png" xlink:type="simple" xlink:show="embed" xlink:actuate="onLoad"/></draw:frame></text:p>
      <text:p text:style-name="Standard"/>
      <text:p text:style-name="Standard"><draw:frame draw:style-name="fr1" draw:name="Image2" text:anchor-type="paragraph" svg:width="5.75in" svg:height="4.1547in" draw:z-index="1"><draw:image xlink:href="Pictures/10000000000001E30000015D47A43C0D0313C69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5:59:34.168842524</meta:creation-date>
    <dc:date>2017-10-06T11:16:12.493300100</dc:date>
    <meta:editing-duration>PT14M45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